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</office:automatic-styles>
  <office:body>
    <office:text>
      <text:h text:style-name="P1"><text:bookmark-start text:name="h.39wfmodn7wdo"/><text:bookmark-end text:name="h.39wfmodn7wdo"/><text:span text:style-name="T1_1">Use</text:span><text:span text:style-name="T1_2"><text:s/></text:span><text:span text:style-name="T1_3">case</text:span><text:span text:style-name="T1_4">:<text:s/></text:span><text:span text:style-name="T1_5">Save</text:span><text:span text:style-name="T1_6"><text:s/></text:span><text:span text:style-name="T1_7">images</text:span></text:h>
      <text:p text:style-name="P2"><text:span text:style-name="T2_1">This</text:span><text:span text:style-name="T2_2"><text:s/></text:span><text:span text:style-name="T2_3">use</text:span><text:span text:style-name="T2_4"><text:s/></text:span><text:span text:style-name="T2_5">case</text:span><text:span text:style-name="T2_6"><text:s/></text:span><text:span text:style-name="T2_7">describes</text:span><text:span text:style-name="T2_8"><text:s/></text:span><text:span text:style-name="T2_9">when</text:span><text:span text:style-name="T2_10"><text:s/></text:span><text:span text:style-name="T2_11">the</text:span><text:span text:style-name="T2_12"><text:s/></text:span><text:span text:style-name="T2_13">user</text:span><text:span text:style-name="T2_14"><text:s/></text:span><text:span text:style-name="T2_15">is</text:span><text:span text:style-name="T2_16"><text:s/></text:span><text:span text:style-name="T2_17">finished</text:span><text:span text:style-name="T2_18"><text:s/></text:span><text:span text:style-name="T2_19">with</text:span><text:span text:style-name="T2_20"><text:s/></text:span><text:span text:style-name="T2_21">adding</text:span><text:span text:style-name="T2_22"><text:s/></text:span><text:span text:style-name="T2_23">filters</text:span><text:span text:style-name="T2_24"><text:s/></text:span><text:span text:style-name="T2_25">and</text:span><text:span text:style-name="T2_26"><text:s/></text:span><text:span text:style-name="T2_27">wants</text:span><text:span text:style-name="T2_28"><text:s/></text:span><text:span text:style-name="T2_29">to</text:span><text:span text:style-name="T2_30"><text:s/></text:span><text:span text:style-name="T2_31">save</text:span><text:span text:style-name="T2_32"><text:s/></text:span><text:span text:style-name="T2_33">the</text:span><text:span text:style-name="T2_34"><text:s/></text:span><text:span text:style-name="T2_35">finished</text:span><text:span text:style-name="T2_36">,<text:s/></text:span><text:span text:style-name="T2_37">resulting</text:span><text:span text:style-name="T2_38"><text:s/></text:span><text:span text:style-name="T2_39">images</text:span><text:span text:style-name="T2_40"><text:s/></text:span><text:span text:style-name="T2_41">to</text:span><text:span text:style-name="T2_42"><text:s/></text:span><text:span text:style-name="T2_43">their</text:span><text:span text:style-name="T2_44"><text:s/></text:span><text:span text:style-name="T2_45">harddrive</text:span><text:span text:style-name="T2_46">.</text:span></text:p>
      <text:p text:style-name="P3"/>
      <text:p text:style-name="P4"><text:span text:style-name="T4_1">Priority</text:span><text:span text:style-name="T4_2">:<text:s/></text:span><text:span text:style-name="T4_3">High</text:span></text:p>
      <text:p text:style-name="P5"><text:span text:style-name="T5_1">Include</text:span><text:span text:style-name="T5_2">:</text:span><text:span text:style-name="T5_3"><text:s/></text:span><text:span text:style-name="T5_4">Apply</text:span><text:span text:style-name="T5_5"><text:s/></text:span><text:span text:style-name="T5_6">filter</text:span><text:span text:style-name="T5_7"><text:s/></text:span><text:span text:style-name="T5_8">UC</text:span></text:p>
      <text:h text:style-name="P6"><text:bookmark-start text:name="h.7p6qbojsthgf"/><text:bookmark-end text:name="h.7p6qbojsthgf"/><text:span text:style-name="T6_1">Participating</text:span><text:span text:style-name="T6_2"><text:s/></text:span><text:span text:style-name="T6_3">actors</text:span><text:span text:style-name="T6_4">:</text:span></text:h>
      <text:list text:style-name="LS1" xml:id="list0">
        <text:list-item>
          <text:p text:style-name="P7"><text:span text:style-name="T7_1">User</text:span></text:p>
        </text:list-item>
        <text:list-item>
          <text:p text:style-name="P8"><text:span text:style-name="T8_1">Computer</text:span></text:p>
        </text:list-item>
      </text:list>
      <text:h text:style-name="P9"><text:bookmark-start text:name="h.1w8ysxo2ixcs"/><text:bookmark-end text:name="h.1w8ysxo2ixcs"/><text:span text:style-name="T9_1">Normal</text:span><text:span text:style-name="T9_2"><text:s/></text:span><text:span text:style-name="T9_3">flow</text:span><text:span text:style-name="T9_4">:</text:span></text:h>
      <text:p text:style-name="P10"><text:span text:style-name="T10_1">1.<text:s/></text:span><text:span text:style-name="T10_2">User</text:span><text:span text:style-name="T10_3"><text:s/></text:span><text:span text:style-name="T10_4">specifies</text:span><text:span text:style-name="T10_5"><text:s/></text:span><text:span text:style-name="T10_6">path</text:span><text:span text:style-name="T10_7"><text:s/></text:span><text:span text:style-name="T10_8">by</text:span><text:span text:style-name="T10_9"><text:s/></text:span><text:span text:style-name="T10_10">browsing</text:span></text:p>
      <text:p text:style-name="P11"><text:span text:style-name="T11_1">2.<text:s/></text:span><text:span text:style-name="T11_2">User</text:span><text:span text:style-name="T11_3"><text:s/></text:span><text:span text:style-name="T11_4">chooses</text:span><text:span text:style-name="T11_5"><text:s/></text:span><text:span text:style-name="T11_6">file</text:span><text:span text:style-name="T11_7"><text:s/></text:span><text:span text:style-name="T11_8">export</text:span><text:span text:style-name="T11_9"><text:s/></text:span><text:span text:style-name="T11_10">type</text:span></text:p>
      <text:p text:style-name="P12"><text:span text:style-name="T12_1">3.<text:s/></text:span><text:span text:style-name="T12_2">User</text:span><text:span text:style-name="T12_3"><text:s/></text:span><text:span text:style-name="T12_4">clicks</text:span><text:span text:style-name="T12_5"><text:s/></text:span><text:span text:style-name="T12_6">save</text:span></text:p>
      <text:p text:style-name="P13"><text:span text:style-name="T13_1"><text:tab/><text:tab/>4.<text:s/></text:span><text:span text:style-name="T13_2">Computer</text:span><text:span text:style-name="T13_3"><text:s/></text:span><text:span text:style-name="T13_4">saves</text:span><text:span text:style-name="T13_5"><text:s/></text:span><text:span text:style-name="T13_6">image</text:span><text:span text:style-name="T13_7"><text:s/></text:span><text:span text:style-name="T13_8">to</text:span><text:span text:style-name="T13_9"><text:s/></text:span><text:span text:style-name="T13_10">chosen</text:span><text:span text:style-name="T13_11"><text:s/></text:span><text:span text:style-name="T13_12">path</text:span></text:p>
      <text:p text:style-name="P14"><text:span text:style-name="T14_1"><text:tab/><text:tab/>5.<text:s/></text:span><text:span text:style-name="T14_2">Computer</text:span><text:span text:style-name="T14_3"><text:s/></text:span><text:span text:style-name="T14_4">shows</text:span><text:span text:style-name="T14_5"><text:s/></text:span><text:span text:style-name="T14_6">dialog</text:span></text:p>
      <text:h text:style-name="P15"><text:bookmark-start text:name="h.rz9hn13b0cie"/><text:bookmark-end text:name="h.rz9hn13b0cie"/><text:span text:style-name="T15_1">Exceptional</text:span><text:span text:style-name="T15_2"><text:s/></text:span><text:span text:style-name="T15_3">flow</text:span><text:span text:style-name="T15_4">:</text:span></text:h>
      <text:p text:style-name="P16"><text:span text:style-name="T16_1">a</text:span><text:span text:style-name="T16_2"><text:s/>1.<text:s/></text:span><text:span text:style-name="T16_3">The</text:span><text:span text:style-name="T16_4"><text:s/></text:span><text:span text:style-name="T16_5">chosen</text:span><text:span text:style-name="T16_6"><text:s/></text:span><text:span text:style-name="T16_7">path</text:span><text:span text:style-name="T16_8"><text:s/></text:span><text:span text:style-name="T16_9">is</text:span><text:span text:style-name="T16_10"><text:s/></text:span><text:span text:style-name="T16_11">not</text:span><text:span text:style-name="T16_12"><text:s/></text:span><text:span text:style-name="T16_13">vaild</text:span><text:span text:style-name="T16_14"><text:s/>(</text:span><text:span text:style-name="T16_15">doesn</text:span><text:span text:style-name="T16_16">'</text:span><text:span text:style-name="T16_17">t</text:span><text:span text:style-name="T16_18"><text:s/></text:span><text:span text:style-name="T16_19">exist</text:span><text:span text:style-name="T16_20"><text:s/></text:span><text:span text:style-name="T16_21">or</text:span><text:span text:style-name="T16_22"><text:s/></text:span><text:span text:style-name="T16_23">no</text:span><text:span text:style-name="T16_24"><text:s/></text:span><text:span text:style-name="T16_25">permission</text:span><text:span text:style-name="T16_26">)</text:span></text:p>
      <text:p text:style-name="P17"><text:span text:style-name="T17_1"><text:tab/><text:tab/>2.<text:s/></text:span><text:span text:style-name="T17_2">Computer</text:span><text:span text:style-name="T17_3"> <text:s/></text:span><text:span text:style-name="T17_4">opens</text:span><text:span text:style-name="T17_5"><text:s/></text:span><text:span text:style-name="T17_6">error</text:span><text:span text:style-name="T17_7"><text:s/></text:span><text:span text:style-name="T17_8">dialog</text:span></text:p>
      <text:p text:style-name="P18"><text:span text:style-name="T18_1"><text:tab/><text:tab/>3.<text:s/></text:span><text:span text:style-name="T18_2">Computer</text:span><text:span text:style-name="T18_3"><text:s/></text:span><text:span text:style-name="T18_4">does</text:span><text:span text:style-name="T18_5"><text:s/></text:span><text:span text:style-name="T18_6">nothing</text:span></text:p>
      <text:p text:style-name="P19"><text:span text:style-name="T19_1">b</text:span><text:span text:style-name="T19_2"><text:s/>1,<text:s/></text:span><text:span text:style-name="T19_3">File</text:span><text:span text:style-name="T19_4"><text:s/></text:span><text:span text:style-name="T19_5">in</text:span><text:span text:style-name="T19_6"><text:s/></text:span><text:span text:style-name="T19_7">batch</text:span><text:span text:style-name="T19_8"><text:s/></text:span><text:span text:style-name="T19_9">doesn</text:span><text:span text:style-name="T19_10">’</text:span><text:span text:style-name="T19_11">t</text:span><text:span text:style-name="T19_12"><text:s/></text:span><text:span text:style-name="T19_13">exist</text:span><text:span text:style-name="T19_14"><text:s/></text:span><text:span text:style-name="T19_15">anymore</text:span></text:p>
      <text:p text:style-name="P20"><text:span text:style-name="T20_1"><text:tab/><text:tab/>2.<text:s/></text:span><text:span text:style-name="T20_2">Skip</text:span><text:span text:style-name="T20_3"><text:s/></text:span><text:span text:style-name="T20_4">file</text:span></text:p>
      <text:p text:style-name="P21"><text:span text:style-name="T21_1"><text:tab/><text:tab/>3.<text:s/></text:span><text:span text:style-name="T21_2">Show</text:span><text:span text:style-name="T21_3"><text:s/></text:span><text:span text:style-name="T21_4">error</text:span><text:span text:style-name="T21_5"><text:s/></text:span><text:span text:style-name="T21_6">info</text:span><text:span text:style-name="T21_7"><text:s/></text:span><text:span text:style-name="T21_8">when</text:span><text:span text:style-name="T21_9"><text:s/></text:span><text:span text:style-name="T21_10">done</text:span></text:p>
      <text:p text:style-name="P22"/>
      <text:p text:style-name="P23"/>
      <text:p text:style-name="P24"><text:span text:style-name="T24_1">Use</text:span><text:span text:style-name="T24_2"><text:s/></text:span><text:span text:style-name="T24_3">case</text:span><text:span text:style-name="T24_4">:<text:s/></text:span><text:span text:style-name="T24_5">Add</text:span><text:span text:style-name="T24_6"><text:s/></text:span><text:span text:style-name="T24_7">new</text:span><text:span text:style-name="T24_8"><text:s/></text:span><text:span text:style-name="T24_9">filter</text:span></text:p>
      <text:p text:style-name="P25"><text:span text:style-name="T25_1">This</text:span><text:span text:style-name="T25_2"><text:s/></text:span><text:span text:style-name="T25_3">use</text:span><text:span text:style-name="T25_4"><text:s/></text:span><text:span text:style-name="T25_5">case</text:span><text:span text:style-name="T25_6"><text:s/></text:span><text:span text:style-name="T25_7">describes</text:span><text:span text:style-name="T25_8"><text:s/></text:span><text:span text:style-name="T25_9">when</text:span><text:span text:style-name="T25_10"><text:s/></text:span><text:span text:style-name="T25_11">the</text:span><text:span text:style-name="T25_12"><text:s/></text:span><text:span text:style-name="T25_13">user</text:span><text:span text:style-name="T25_14"><text:s/></text:span><text:span text:style-name="T25_15">wants</text:span><text:span text:style-name="T25_16"><text:s/></text:span><text:span text:style-name="T25_17">to</text:span><text:span text:style-name="T25_18"><text:s/></text:span><text:span text:style-name="T25_19">add</text:span><text:span text:style-name="T25_20"><text:s/></text:span><text:span text:style-name="T25_21">a</text:span><text:span text:style-name="T25_22"><text:s/></text:span><text:span text:style-name="T25_23">new</text:span><text:span text:style-name="T25_24"><text:s/></text:span><text:span text:style-name="T25_25">filter</text:span><text:span text:style-name="T25_26">.</text:span></text:p>
      <text:p text:style-name="P26"/>
      <text:p text:style-name="P27"><text:span text:style-name="T27_1">Priority</text:span><text:span text:style-name="T27_2">:<text:s/></text:span><text:span text:style-name="T27_3">High</text:span></text:p>
      <text:h text:style-name="P28"><text:bookmark-start text:name="h.ihz274njs7lo"/><text:bookmark-end text:name="h.ihz274njs7lo"/><text:span text:style-name="T28_1">Participating</text:span><text:span text:style-name="T28_2"><text:s/></text:span><text:span text:style-name="T28_3">actors</text:span><text:span text:style-name="T28_4">:</text:span></text:h>
      <text:list text:style-name="LS1" xml:id="list2">
        <text:list-item>
          <text:p text:style-name="P29"><text:span text:style-name="T29_1">User</text:span></text:p>
        </text:list-item>
        <text:list-item>
          <text:p text:style-name="P30"><text:span text:style-name="T30_1">Computer</text:span></text:p>
        </text:list-item>
      </text:list>
      <text:h text:style-name="P31"><text:bookmark-start text:name="h.rw1pt1vmenh1"/><text:bookmark-end text:name="h.rw1pt1vmenh1"/><text:span text:style-name="T31_1">Normal</text:span><text:span text:style-name="T31_2"><text:s/></text:span><text:span text:style-name="T31_3">flow</text:span><text:span text:style-name="T31_4">:</text:span></text:h>
      <text:p text:style-name="P32"><text:span text:style-name="T32_1">1.<text:s/></text:span><text:span text:style-name="T32_2">User</text:span><text:span text:style-name="T32_3"><text:s/></text:span><text:span text:style-name="T32_4">press</text:span><text:span text:style-name="T32_5"><text:s/></text:span><text:span text:style-name="T32_6">new</text:span><text:span text:style-name="T32_7"><text:s/></text:span><text:span text:style-name="T32_8">filter</text:span></text:p>
      <text:p text:style-name="P33"><text:span text:style-name="T33_1"><text:tab/>2.<text:s/></text:span><text:span text:style-name="T33_2">Computer</text:span><text:span text:style-name="T33_3"><text:s/></text:span><text:span text:style-name="T33_4">shows</text:span><text:span text:style-name="T33_5"><text:s/></text:span><text:span text:style-name="T33_6">available</text:span><text:span text:style-name="T33_7"><text:s/></text:span><text:span text:style-name="T33_8">filters</text:span></text:p>
      <text:p text:style-name="P34"><text:span text:style-name="T34_1">3.<text:s/></text:span><text:span text:style-name="T34_2">User</text:span><text:span text:style-name="T34_3"><text:s/></text:span><text:span text:style-name="T34_4">selects</text:span><text:span text:style-name="T34_5"><text:s/></text:span><text:span text:style-name="T34_6">filter</text:span></text:p>
      <text:p text:style-name="P35"><text:span text:style-name="T35_1"><text:tab/>4.<text:s/></text:span><text:span text:style-name="T35_2">Show</text:span><text:span text:style-name="T35_3"><text:s/></text:span><text:span text:style-name="T35_4">GUI</text:span><text:span text:style-name="T35_5"><text:s/></text:span><text:span text:style-name="T35_6">for</text:span><text:span text:style-name="T35_7"><text:s/></text:span><text:span text:style-name="T35_8">filter</text:span></text:p>
      <text:h text:style-name="P36"><text:bookmark-start text:name="h.byz0o7b4xqdb"/><text:bookmark-end text:name="h.byz0o7b4xqdb"/><text:span text:style-name="T36_1">Exceptional</text:span><text:span text:style-name="T36_2"><text:s/></text:span><text:span text:style-name="T36_3">flow</text:span><text:span text:style-name="T36_4">:</text:span></text:h>
      <text:p text:style-name="P37"><text:span text:style-name="T37_1">a</text:span><text:span text:style-name="T37_2"><text:s/>3.<text:s/></text:span><text:span text:style-name="T37_3">The</text:span><text:span text:style-name="T37_4"><text:s/></text:span><text:span text:style-name="T37_5">chosen</text:span><text:span text:style-name="T37_6"><text:s/></text:span><text:span text:style-name="T37_7">filer</text:span><text:span text:style-name="T37_8"><text:s/></text:span><text:span text:style-name="T37_9">is</text:span><text:span text:style-name="T37_10"><text:s/></text:span><text:span text:style-name="T37_11">not</text:span><text:span text:style-name="T37_12"><text:s/></text:span><text:span text:style-name="T37_13">valid</text:span></text:p>
      <text:p text:style-name="P38"><text:span text:style-name="T38_1"><text:tab/>4.<text:s/></text:span><text:span text:style-name="T38_2">Computer</text:span><text:span text:style-name="T38_3"><text:s/></text:span><text:span text:style-name="T38_4">shows</text:span><text:span text:style-name="T38_5"><text:s/></text:span><text:span text:style-name="T38_6">error</text:span><text:span text:style-name="T38_7"><text:s/></text:span><text:span text:style-name="T38_8">dialog</text:span></text:p>
      <text:p text:style-name="P39"><text:span text:style-name="T39_1"><text:s text:c="3"/>5.<text:s/></text:span><text:span text:style-name="T39_2">User</text:span><text:span text:style-name="T39_3"><text:s/></text:span><text:span text:style-name="T39_4">chose</text:span><text:span text:style-name="T39_5"><text:s/></text:span><text:span text:style-name="T39_6">another</text:span><text:span text:style-name="T39_7"><text:s/></text:span><text:span text:style-name="T39_8">filter</text:span></text:p>
      <text:p text:style-name="P40"/>
      <text:h text:style-name="P41"><text:bookmark-start text:name="h.erpkegagey45"/><text:bookmark-end text:name="h.erpkegagey45"/><text:span text:style-name="T41_1">Use</text:span><text:span text:style-name="T41_2"><text:s/></text:span><text:span text:style-name="T41_3">case</text:span><text:span text:style-name="T41_4">:<text:s/></text:span><text:span text:style-name="T41_5">Open</text:span><text:span text:style-name="T41_6"><text:s/></text:span><text:span text:style-name="T41_7">Change</text:span><text:span text:style-name="T41_8"><text:s/></text:span><text:span text:style-name="T41_9">Image</text:span><text:span text:style-name="T41_10"><text:s/></text:span><text:span text:style-name="T41_11">dialog</text:span></text:h>
      <text:p text:style-name="P42"><text:span text:style-name="T42_1">Opens</text:span><text:span text:style-name="T42_2"><text:s/></text:span><text:span text:style-name="T42_3">the</text:span><text:span text:style-name="T42_4"><text:s/></text:span><text:span text:style-name="T42_5">dialog</text:span><text:span text:style-name="T42_6"><text:s/></text:span><text:span text:style-name="T42_7">through</text:span><text:span text:style-name="T42_8"><text:s/></text:span><text:span text:style-name="T42_9">which</text:span><text:span text:style-name="T42_10"><text:s/></text:span><text:span text:style-name="T42_11">the</text:span><text:span text:style-name="T42_12"><text:s/></text:span><text:span text:style-name="T42_13">user</text:span><text:span text:style-name="T42_14"><text:s/></text:span><text:span text:style-name="T42_15">can</text:span><text:span text:style-name="T42_16"><text:s/></text:span><text:span text:style-name="T42_17">add</text:span><text:span text:style-name="T42_18">/</text:span><text:span text:style-name="T42_19">remove</text:span><text:span text:style-name="T42_20"><text:s/></text:span><text:span text:style-name="T42_21">images</text:span><text:span text:style-name="T42_22"><text:s/></text:span><text:span text:style-name="T42_23">and</text:span><text:span text:style-name="T42_24"><text:s/></text:span><text:span text:style-name="T42_25">also</text:span><text:span text:style-name="T42_26"><text:s/></text:span><text:span text:style-name="T42_27">change</text:span><text:span text:style-name="T42_28"><text:s/></text:span><text:span text:style-name="T42_29">the</text:span><text:span text:style-name="T42_30"><text:s/></text:span><text:span text:style-name="T42_31">image</text:span><text:span text:style-name="T42_32"><text:s/></text:span><text:span text:style-name="T42_33">to</text:span><text:span text:style-name="T42_34"><text:s/></text:span><text:span text:style-name="T42_35">use</text:span><text:span text:style-name="T42_36"><text:s/></text:span><text:span text:style-name="T42_37">as</text:span><text:span text:style-name="T42_38"><text:s/></text:span><text:span text:style-name="T42_39">preview</text:span><text:span text:style-name="T42_40">.</text:span></text:p>
      <text:p text:style-name="P43"><text:span text:style-name="T43_1">Priority</text:span><text:span text:style-name="T43_2">:<text:s/></text:span><text:span text:style-name="T43_3">Mid</text:span></text:p>
      <text:h text:style-name="P44"><text:bookmark-start text:name="h.anlouidkykuu"/><text:bookmark-end text:name="h.anlouidkykuu"/><text:span text:style-name="T44_1">Participating</text:span><text:span text:style-name="T44_2"><text:s/></text:span><text:span text:style-name="T44_3">actors</text:span><text:span text:style-name="T44_4">:</text:span></text:h>
      <text:list text:style-name="LS2" xml:id="list4">
        <text:list-item>
          <text:p text:style-name="P45"><text:span text:style-name="T45_1">User</text:span></text:p>
        </text:list-item>
        <text:list-item>
          <text:p text:style-name="P46"><text:span text:style-name="T46_1">Computer</text:span></text:p>
        </text:list-item>
      </text:list>
      <text:h text:style-name="P47"><text:bookmark-start text:name="h.mdx4poo76ufj"/><text:bookmark-end text:name="h.mdx4poo76ufj"/><text:span text:style-name="T47_1">Normal</text:span><text:span text:style-name="T47_2"><text:s/></text:span><text:span text:style-name="T47_3">flow</text:span><text:span text:style-name="T47_4">:</text:span></text:h>
      <text:p text:style-name="P48"><text:span text:style-name="T48_1">1.<text:s/></text:span><text:span text:style-name="T48_2">User</text:span><text:span text:style-name="T48_3"><text:s/></text:span><text:span text:style-name="T48_4">clicks</text:span><text:span text:style-name="T48_5"><text:s/>“</text:span><text:span text:style-name="T48_6">Change</text:span><text:span text:style-name="T48_7"><text:s/></text:span><text:span text:style-name="T48_8">images</text:span><text:span text:style-name="T48_9">”-</text:span><text:span text:style-name="T48_10">button</text:span><text:span text:style-name="T48_11">.</text:span></text:p>
      <text:p text:style-name="P49"><text:span text:style-name="T49_1"><text:tab/>2.<text:s/></text:span><text:span text:style-name="T49_2">Computer</text:span><text:span text:style-name="T49_3"><text:s/></text:span><text:span text:style-name="T49_4">shows</text:span><text:span text:style-name="T49_5"><text:s/></text:span><text:span text:style-name="T49_6">Change</text:span><text:span text:style-name="T49_7"><text:s/></text:span><text:span text:style-name="T49_8">Images</text:span><text:span text:style-name="T49_9"><text:s/></text:span><text:span text:style-name="T49_10">dialog</text:span><text:span text:style-name="T49_11">.</text:span></text:p>
      <text:p text:style-name="P50"/>
      <text:h text:style-name="P51"><text:bookmark-start text:name="h.wn0itbxq8q2q"/><text:bookmark-end text:name="h.wn0itbxq8q2q"/><text:span text:style-name="T51_1">Use</text:span><text:span text:style-name="T51_2"><text:s/></text:span><text:span text:style-name="T51_3">case</text:span><text:span text:style-name="T51_4">:<text:s/></text:span><text:span text:style-name="T51_5">Add</text:span><text:span text:style-name="T51_6"><text:s/></text:span><text:span text:style-name="T51_7">image</text:span><text:span text:style-name="T51_8">(</text:span><text:span text:style-name="T51_9">s</text:span><text:span text:style-name="T51_10">)</text:span></text:h>
      <text:p text:style-name="P52"><text:span text:style-name="T52_1">Opens</text:span><text:span text:style-name="T52_2"><text:s/></text:span><text:span text:style-name="T52_3">the</text:span><text:span text:style-name="T52_4"><text:s/></text:span><text:span text:style-name="T52_5">filebrowser</text:span><text:span text:style-name="T52_6">,<text:s/></text:span><text:span text:style-name="T52_7">letting</text:span><text:span text:style-name="T52_8"><text:s/></text:span><text:span text:style-name="T52_9">the</text:span><text:span text:style-name="T52_10"><text:s/></text:span><text:span text:style-name="T52_11">user</text:span><text:span text:style-name="T52_12"><text:s/></text:span><text:span text:style-name="T52_13">choose</text:span><text:span text:style-name="T52_14"><text:s/></text:span><text:span text:style-name="T52_15">one</text:span><text:span text:style-name="T52_16"><text:s/></text:span><text:span text:style-name="T52_17">or</text:span><text:span text:style-name="T52_18"><text:s/></text:span><text:span text:style-name="T52_19">multiple</text:span><text:span text:style-name="T52_20"><text:s/></text:span><text:span text:style-name="T52_21">images</text:span><text:span text:style-name="T52_22"><text:s/></text:span><text:span text:style-name="T52_23">to</text:span><text:span text:style-name="T52_24"><text:s/></text:span><text:span text:style-name="T52_25">be</text:span><text:span text:style-name="T52_26"><text:s/></text:span><text:span text:style-name="T52_27">added</text:span><text:span text:style-name="T52_28"><text:s/></text:span><text:span text:style-name="T52_29">to</text:span><text:span text:style-name="T52_30"><text:s/></text:span><text:span text:style-name="T52_31">the</text:span><text:span text:style-name="T52_32"><text:s/></text:span><text:span text:style-name="T52_33">program</text:span><text:span text:style-name="T52_34">.</text:span></text:p>
      <text:p text:style-name="P53"><text:span text:style-name="T53_1">Priority</text:span><text:span text:style-name="T53_2">:<text:s/></text:span><text:span text:style-name="T53_3">High</text:span></text:p>
      <text:p text:style-name="P54"><text:span text:style-name="T54_1">Include</text:span><text:span text:style-name="T54_2">:<text:s/></text:span><text:span text:style-name="T54_3">Open</text:span><text:span text:style-name="T54_4"><text:s/></text:span><text:span text:style-name="T54_5">Change</text:span><text:span text:style-name="T54_6"><text:s/></text:span><text:span text:style-name="T54_7">Image</text:span><text:span text:style-name="T54_8"><text:s/></text:span><text:span text:style-name="T54_9">dialog</text:span><text:span text:style-name="T54_10"><text:s/></text:span><text:span text:style-name="T54_11">UC</text:span><text:span text:style-name="T54_12">.</text:span></text:p>
      <text:p text:style-name="P55"><text:span text:style-name="T55_1">Participating</text:span><text:span text:style-name="T55_2"><text:s/></text:span><text:span text:style-name="T55_3">actors</text:span><text:span text:style-name="T55_4">:</text:span></text:p>
      <text:list text:style-name="LS3" xml:id="list6">
        <text:list-item>
          <text:p text:style-name="P56"><text:span text:style-name="T56_1">User</text:span></text:p>
        </text:list-item>
        <text:list-item>
          <text:p text:style-name="P57"><text:span text:style-name="T57_1">Computer</text:span></text:p>
        </text:list-item>
      </text:list>
      <text:h text:style-name="P58"><text:bookmark-start text:name="h.gmdgqqq79al0"/><text:bookmark-end text:name="h.gmdgqqq79al0"/><text:span text:style-name="T58_1">Normal</text:span><text:span text:style-name="T58_2"><text:s/></text:span><text:span text:style-name="T58_3">flow</text:span><text:span text:style-name="T58_4">:</text:span></text:h>
      <text:p text:style-name="P59"><text:span text:style-name="T59_1">1.<text:s/></text:span><text:span text:style-name="T59_2">User</text:span><text:span text:style-name="T59_3"><text:s/></text:span><text:span text:style-name="T59_4">clicks</text:span><text:span text:style-name="T59_5"><text:s/>“</text:span><text:span text:style-name="T59_6">Add</text:span><text:span text:style-name="T59_7"><text:s/></text:span><text:span text:style-name="T59_8">images</text:span><text:span text:style-name="T59_9">”</text:span></text:p>
      <text:p text:style-name="P60"><text:span text:style-name="T60_1"><text:tab/>2.<text:s/></text:span><text:span text:style-name="T60_2">Computer</text:span><text:span text:style-name="T60_3"><text:s/></text:span><text:span text:style-name="T60_4">shows</text:span><text:span text:style-name="T60_5"><text:s/></text:span><text:span text:style-name="T60_6">the</text:span><text:span text:style-name="T60_7"><text:s/></text:span><text:span text:style-name="T60_8">filebrowser</text:span><text:span text:style-name="T60_9">.</text:span></text:p>
      <text:p text:style-name="P61"><text:span text:style-name="T61_1">3.<text:s/></text:span><text:span text:style-name="T61_2">User</text:span><text:span text:style-name="T61_3"><text:s/></text:span><text:span text:style-name="T61_4">navigates</text:span><text:span text:style-name="T61_5"><text:s/></text:span><text:span text:style-name="T61_6">and</text:span><text:span text:style-name="T61_7"><text:s/></text:span><text:span text:style-name="T61_8">selects</text:span><text:span text:style-name="T61_9"><text:s/></text:span><text:span text:style-name="T61_10">one</text:span><text:span text:style-name="T61_11"><text:s/></text:span><text:span text:style-name="T61_12">or</text:span><text:span text:style-name="T61_13"><text:s/></text:span><text:span text:style-name="T61_14">multiple</text:span><text:span text:style-name="T61_15"><text:s/></text:span><text:span text:style-name="T61_16">imagefiles</text:span><text:span text:style-name="T61_17">.</text:span></text:p>
      <text:p text:style-name="P62"><text:span text:style-name="T62_1"><text:tab/>4.<text:s/></text:span><text:span text:style-name="T62_2">Computer</text:span><text:span text:style-name="T62_3"><text:s/></text:span><text:span text:style-name="T62_4">shows</text:span><text:span text:style-name="T62_5"><text:s/></text:span><text:span text:style-name="T62_6">a</text:span><text:span text:style-name="T62_7"><text:s/></text:span><text:span text:style-name="T62_8">preview</text:span><text:span text:style-name="T62_9"><text:s/></text:span><text:span text:style-name="T62_10">of</text:span><text:span text:style-name="T62_11"><text:s/></text:span><text:span text:style-name="T62_12">one</text:span><text:span text:style-name="T62_13"><text:s/></text:span><text:span text:style-name="T62_14">of</text:span><text:span text:style-name="T62_15"><text:s/></text:span><text:span text:style-name="T62_16">the</text:span><text:span text:style-name="T62_17"><text:s/></text:span><text:span text:style-name="T62_18">selected</text:span><text:span text:style-name="T62_19"><text:s/></text:span><text:span text:style-name="T62_20">images</text:span><text:span text:style-name="T62_21">.</text:span></text:p>
      <text:p text:style-name="P63"><text:span text:style-name="T63_1">5.<text:s/></text:span><text:span text:style-name="T63_2">User</text:span><text:span text:style-name="T63_3"><text:s/></text:span><text:span text:style-name="T63_4">clicks</text:span><text:span text:style-name="T63_5"><text:s/>“</text:span><text:span text:style-name="T63_6">Done</text:span><text:span text:style-name="T63_7">”.</text:span></text:p>
      <text:p text:style-name="P64"><text:span text:style-name="T64_1"><text:tab/>6.<text:s/></text:span><text:span text:style-name="T64_2">Computer</text:span><text:span text:style-name="T64_3"><text:s/></text:span><text:span text:style-name="T64_4">loads</text:span><text:span text:style-name="T64_5"><text:s/></text:span><text:span text:style-name="T64_6">the</text:span><text:span text:style-name="T64_7"><text:s/></text:span><text:span text:style-name="T64_8">selected</text:span><text:span text:style-name="T64_9"><text:s/></text:span><text:span text:style-name="T64_10">image</text:span><text:span text:style-name="T64_11">(</text:span><text:span text:style-name="T64_12">s</text:span><text:span text:style-name="T64_13">).</text:span></text:p>
      <text:h text:style-name="P65"><text:bookmark-start text:name="h.rwlnf9m2wrbh"/><text:bookmark-end text:name="h.rwlnf9m2wrbh"/><text:span text:style-name="T65_1">Exceptional</text:span><text:span text:style-name="T65_2"><text:s/></text:span><text:span text:style-name="T65_3">flow</text:span><text:span text:style-name="T65_4">:</text:span></text:h>
      <text:p text:style-name="P66"><text:span text:style-name="T66_1">a</text:span><text:span text:style-name="T66_2">.<text:s/>3.<text:s/></text:span><text:span text:style-name="T66_3">Selected</text:span><text:span text:style-name="T66_4"><text:s/></text:span><text:span text:style-name="T66_5">files</text:span><text:span text:style-name="T66_6"><text:s/></text:span><text:span text:style-name="T66_7">is</text:span><text:span text:style-name="T66_8"><text:s/></text:span><text:span text:style-name="T66_9">not</text:span><text:span text:style-name="T66_10"><text:s/></text:span><text:span text:style-name="T66_11">supported</text:span><text:span text:style-name="T66_12"><text:s/></text:span><text:span text:style-name="T66_13">imagefiles</text:span></text:p>
      <text:p text:style-name="P67"><text:span text:style-name="T67_1"><text:tab/>4.<text:s/></text:span></text:p>
      <text:p text:style-name="P68"><text:span text:style-name="T68_1">b</text:span><text:span text:style-name="T68_2"><text:s/>5.<text:s/></text:span><text:span text:style-name="T68_3">Selection</text:span><text:span text:style-name="T68_4"><text:s/></text:span><text:span text:style-name="T68_5">is</text:span><text:span text:style-name="T68_6"><text:s/></text:span><text:span text:style-name="T68_7">empty</text:span><text:span text:style-name="T68_8">.</text:span></text:p>
      <text:p text:style-name="P69"><text:span text:style-name="T69_1"><text:tab/>6.<text:s/></text:span><text:span text:style-name="T69_2">Computer</text:span><text:span text:style-name="T69_3"><text:s/></text:span><text:span text:style-name="T69_4">closes</text:span><text:span text:style-name="T69_5"><text:s/></text:span><text:span text:style-name="T69_6">the</text:span><text:span text:style-name="T69_7"><text:s/></text:span><text:span text:style-name="T69_8">dialog</text:span><text:span text:style-name="T69_9">.</text:span></text:p>
      <text:p text:style-name="P70"/>
      <text:h text:style-name="P71"><text:bookmark-start text:name="h.od5vjs1shuww"/><text:bookmark-end text:name="h.od5vjs1shuww"/><text:span text:style-name="T71_1">Use</text:span><text:span text:style-name="T71_2"><text:s/></text:span><text:span text:style-name="T71_3">case</text:span><text:span text:style-name="T71_4">:<text:s/></text:span><text:span text:style-name="T71_5">Remove</text:span><text:span text:style-name="T71_6"><text:s/></text:span><text:span text:style-name="T71_7">image</text:span><text:span text:style-name="T71_8">(</text:span><text:span text:style-name="T71_9">s</text:span><text:span text:style-name="T71_10">)</text:span></text:h>
      <text:p text:style-name="P72"><text:span text:style-name="T72_1">Selected</text:span><text:span text:style-name="T72_2"><text:s/></text:span><text:span text:style-name="T72_3">image</text:span><text:span text:style-name="T72_4">(</text:span><text:span text:style-name="T72_5">s</text:span><text:span text:style-name="T72_6">)<text:s/></text:span><text:span text:style-name="T72_7">is</text:span><text:span text:style-name="T72_8">(</text:span><text:span text:style-name="T72_9">are</text:span><text:span text:style-name="T72_10">)<text:s/></text:span><text:span text:style-name="T72_11">removed</text:span><text:span text:style-name="T72_12"><text:s/></text:span><text:span text:style-name="T72_13">from</text:span><text:span text:style-name="T72_14"><text:s/></text:span><text:span text:style-name="T72_15">the</text:span><text:span text:style-name="T72_16"><text:s/></text:span><text:span text:style-name="T72_17">program</text:span><text:span text:style-name="T72_18">.</text:span></text:p>
      <text:p text:style-name="P73"><text:span text:style-name="T73_1">TODO</text:span></text:p>
      <text:p text:style-name="P74"/>
      <text:p text:style-name="P75"><text:span text:style-name="T75_1">Priority</text:span><text:span text:style-name="T75_2">:<text:s/></text:span><text:span text:style-name="T75_3">Mid</text:span></text:p>
      <text:p text:style-name="P76"><text:span text:style-name="T76_1">Includes</text:span><text:span text:style-name="T76_2">:<text:s/></text:span><text:span text:style-name="T76_3">Open</text:span><text:span text:style-name="T76_4"><text:s/></text:span><text:span text:style-name="T76_5">Change</text:span><text:span text:style-name="T76_6"><text:s/></text:span><text:span text:style-name="T76_7">Images</text:span><text:span text:style-name="T76_8"><text:s/></text:span><text:span text:style-name="T76_9">dialog</text:span></text:p>
      <text:h text:style-name="P77"><text:bookmark-start text:name="h.9d3xmukmk62t"/><text:bookmark-end text:name="h.9d3xmukmk62t"/><text:span text:style-name="T77_1">Participating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